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59f1a" officeooo:paragraph-rsid="0017906a"/>
    </style:style>
    <style:style style:name="P2" style:family="paragraph" style:parent-style-name="Text_20_body">
      <style:text-properties officeooo:rsid="00159f1a" officeooo:paragraph-rsid="0018a905"/>
    </style:style>
    <style:style style:name="P3" style:family="paragraph" style:parent-style-name="Text_20_body">
      <style:text-properties officeooo:rsid="00159f1a" officeooo:paragraph-rsid="002104d5"/>
    </style:style>
    <style:style style:name="P4" style:family="paragraph" style:parent-style-name="Text_20_body">
      <style:text-properties officeooo:rsid="00159f1a" officeooo:paragraph-rsid="0024bf46"/>
    </style:style>
    <style:style style:name="P5" style:family="paragraph" style:parent-style-name="Text_20_body">
      <style:text-properties officeooo:rsid="00159f1a" officeooo:paragraph-rsid="002688cd"/>
    </style:style>
    <style:style style:name="P6" style:family="paragraph" style:parent-style-name="Text_20_body">
      <style:text-properties officeooo:rsid="00159f1a" officeooo:paragraph-rsid="00296e2f"/>
    </style:style>
    <style:style style:name="P7" style:family="paragraph" style:parent-style-name="Text_20_body">
      <style:text-properties officeooo:rsid="00159f1a" officeooo:paragraph-rsid="0032fe9f"/>
    </style:style>
    <style:style style:name="P8" style:family="paragraph" style:parent-style-name="Text_20_body">
      <style:text-properties officeooo:rsid="00159f1a" officeooo:paragraph-rsid="00341dea"/>
    </style:style>
    <style:style style:name="P9" style:family="paragraph" style:parent-style-name="Text_20_body">
      <style:paragraph-properties fo:text-align="justify" style:justify-single-word="false"/>
      <style:text-properties officeooo:rsid="00159f1a" officeooo:paragraph-rsid="0032fe9f"/>
    </style:style>
    <style:style style:name="P10" style:family="paragraph" style:parent-style-name="Text_20_body">
      <style:paragraph-properties fo:text-align="justify" style:justify-single-word="false"/>
      <style:text-properties officeooo:rsid="00159f1a" officeooo:paragraph-rsid="00341dea"/>
    </style:style>
    <style:style style:name="P11" style:family="paragraph" style:parent-style-name="Text_20_body">
      <style:paragraph-properties fo:text-align="justify" style:justify-single-word="false"/>
      <style:text-properties officeooo:rsid="00159f1a" officeooo:paragraph-rsid="004049ab"/>
    </style:style>
    <style:style style:name="P12" style:family="paragraph" style:parent-style-name="Text_20_body">
      <style:text-properties officeooo:rsid="00159f1a" officeooo:paragraph-rsid="00366774"/>
    </style:style>
    <style:style style:name="P13" style:family="paragraph" style:parent-style-name="Text_20_body">
      <style:text-properties officeooo:rsid="00159f1a" officeooo:paragraph-rsid="0037a4f1"/>
    </style:style>
    <style:style style:name="P14" style:family="paragraph" style:parent-style-name="Text_20_body">
      <style:text-properties officeooo:rsid="00159f1a" officeooo:paragraph-rsid="003e0efb"/>
    </style:style>
    <style:style style:name="P15" style:family="paragraph" style:parent-style-name="Text_20_body">
      <style:paragraph-properties fo:text-align="end" style:justify-single-word="false"/>
      <style:text-properties officeooo:rsid="00159f1a" officeooo:paragraph-rsid="003ee1c0"/>
    </style:style>
    <style:style style:name="P16" style:family="paragraph" style:parent-style-name="Text_20_body">
      <style:text-properties officeooo:rsid="00159f1a" officeooo:paragraph-rsid="003fdc0a"/>
    </style:style>
    <style:style style:name="P17" style:family="paragraph" style:parent-style-name="Text_20_body">
      <style:text-properties officeooo:rsid="00159f1a" officeooo:paragraph-rsid="00481ca1"/>
    </style:style>
    <style:style style:name="P18" style:family="paragraph" style:parent-style-name="Text_20_body">
      <style:text-properties officeooo:paragraph-rsid="002104d5"/>
    </style:style>
    <style:style style:name="P19" style:family="paragraph" style:parent-style-name="Text_20_body">
      <style:text-properties officeooo:paragraph-rsid="002688cd"/>
    </style:style>
    <style:style style:name="P20" style:family="paragraph" style:parent-style-name="Text_20_body">
      <style:paragraph-properties fo:text-align="end" style:justify-single-word="false"/>
      <style:text-properties officeooo:paragraph-rsid="002688cd"/>
    </style:style>
    <style:style style:name="P21" style:family="paragraph" style:parent-style-name="Text_20_body">
      <style:text-properties officeooo:paragraph-rsid="003ee1c0"/>
    </style:style>
    <style:style style:name="P22" style:family="paragraph" style:parent-style-name="Text_20_body">
      <style:text-properties style:text-underline-style="none" officeooo:paragraph-rsid="003ee1c0"/>
    </style:style>
    <style:style style:name="P23" style:family="paragraph" style:parent-style-name="Standard">
      <style:paragraph-properties fo:text-align="center" style:justify-single-word="false"/>
      <style:text-properties officeooo:rsid="0013d6e1" officeooo:paragraph-rsid="0013d6e1"/>
    </style:style>
    <style:style style:name="P24" style:family="paragraph" style:parent-style-name="Standard">
      <style:paragraph-properties fo:text-align="center" style:justify-single-word="false"/>
      <style:text-properties fo:font-weight="bold" officeooo:rsid="00159f1a" officeooo:paragraph-rsid="0017906a" style:font-weight-asian="bold" style:font-weight-complex="bold"/>
    </style:style>
    <style:style style:name="P25" style:family="paragraph" style:parent-style-name="Standard">
      <style:paragraph-properties fo:text-align="center" style:justify-single-word="false"/>
      <style:text-properties fo:font-weight="bold" officeooo:rsid="00159f1a" officeooo:paragraph-rsid="0024f39a" style:font-weight-asian="bold" style:font-weight-complex="bold"/>
    </style:style>
    <style:style style:name="P26" style:family="paragraph" style:parent-style-name="Standard">
      <style:paragraph-properties fo:text-align="center" style:justify-single-word="false"/>
      <style:text-properties fo:font-weight="bold" officeooo:rsid="00159f1a" officeooo:paragraph-rsid="002104d5" style:font-weight-asian="bold" style:font-weight-complex="bold"/>
    </style:style>
    <style:style style:name="P27" style:family="paragraph" style:parent-style-name="Standard">
      <style:paragraph-properties fo:text-align="center" style:justify-single-word="false"/>
      <style:text-properties fo:font-weight="bold" officeooo:rsid="00159f1a" officeooo:paragraph-rsid="00313390" style:font-weight-asian="bold" style:font-weight-complex="bold"/>
    </style:style>
    <style:style style:name="P28" style:family="paragraph" style:parent-style-name="Standard">
      <style:paragraph-properties fo:text-align="center" style:justify-single-word="false"/>
      <style:text-properties fo:font-weight="bold" officeooo:rsid="00159f1a" officeooo:paragraph-rsid="003e0efb" style:font-weight-asian="bold" style:font-weight-complex="bold"/>
    </style:style>
    <style:style style:name="P29" style:family="paragraph" style:parent-style-name="Standard">
      <style:paragraph-properties fo:text-align="center" style:justify-single-word="false"/>
      <style:text-properties fo:font-weight="bold" officeooo:rsid="00159f1a" officeooo:paragraph-rsid="00481ca1" style:font-weight-asian="bold" style:font-weight-complex="bold"/>
    </style:style>
    <style:style style:name="P30" style:family="paragraph" style:parent-style-name="Standard">
      <style:text-properties style:text-position="0% 100%" officeooo:rsid="0017906a" officeooo:paragraph-rsid="0017906a"/>
    </style:style>
    <style:style style:name="P31" style:family="paragraph" style:parent-style-name="Text_20_body">
      <style:paragraph-properties fo:padding="0.049cm" fo:border="0.06pt solid #000000" style:shadow="none"/>
      <style:text-properties officeooo:rsid="00159f1a" officeooo:paragraph-rsid="002b7a7e"/>
    </style:style>
    <style:style style:name="P32" style:family="paragraph" style:parent-style-name="Text_20_body">
      <style:paragraph-properties fo:padding="0.049cm" fo:border="0.06pt solid #000000" style:shadow="none"/>
      <style:text-properties officeooo:rsid="00159f1a" officeooo:paragraph-rsid="002d326b"/>
    </style:style>
    <style:style style:name="P33" style:family="paragraph" style:parent-style-name="Text_20_body">
      <style:paragraph-properties fo:padding="0.049cm" fo:border="0.06pt solid #000000" style:shadow="none"/>
      <style:text-properties officeooo:rsid="00159f1a" officeooo:paragraph-rsid="0032fe9f"/>
    </style:style>
    <style:style style:name="P34" style:family="paragraph" style:parent-style-name="Text_20_body">
      <style:paragraph-properties fo:text-align="justify" style:justify-single-word="false"/>
      <style:text-properties officeooo:rsid="00159f1a" officeooo:paragraph-rsid="004049ab"/>
    </style:style>
    <style:style style:name="P35" style:family="paragraph" style:parent-style-name="Text_20_body">
      <style:text-properties officeooo:rsid="00159f1a" officeooo:paragraph-rsid="00598ff8"/>
    </style:style>
    <style:style style:name="P36" style:family="paragraph" style:parent-style-name="Text_20_body">
      <style:text-properties fo:font-weight="bold" officeooo:rsid="00159f1a" officeooo:paragraph-rsid="00598ff8" style:font-weight-asian="bold" style:font-weight-complex="bold"/>
    </style:style>
    <style:style style:name="P37" style:family="paragraph" style:parent-style-name="Text_20_body">
      <style:paragraph-properties fo:text-align="justify" style:justify-single-word="false"/>
      <style:text-properties fo:font-weight="bold" officeooo:rsid="00159f1a" officeooo:paragraph-rsid="005f20e0" style:font-weight-asian="bold" style:font-weight-complex="bold"/>
    </style:style>
    <style:style style:name="P38" style:family="paragraph" style:parent-style-name="Text_20_body">
      <style:text-properties officeooo:paragraph-rsid="002104d5"/>
    </style:style>
    <style:style style:name="P39" style:family="paragraph" style:parent-style-name="Text_20_body">
      <style:text-properties officeooo:paragraph-rsid="004049ab"/>
    </style:style>
    <style:style style:name="P40" style:family="paragraph" style:parent-style-name="Text_20_body">
      <style:paragraph-properties fo:padding="0.049cm" fo:border="0.06pt solid #000000" style:shadow="none"/>
      <style:text-properties officeooo:rsid="00159f1a" officeooo:paragraph-rsid="002b7a7e"/>
    </style:style>
    <style:style style:name="P41" style:family="paragraph" style:parent-style-name="Text_20_body">
      <style:paragraph-properties fo:padding="0.049cm" fo:border="0.06pt solid #000000" style:shadow="none"/>
      <style:text-properties officeooo:rsid="00159f1a" officeooo:paragraph-rsid="004d2b09"/>
    </style:style>
    <style:style style:name="P42" style:family="paragraph" style:parent-style-name="Text_20_body">
      <style:paragraph-properties fo:padding="0.049cm" fo:border="0.06pt solid #000000" style:shadow="none"/>
      <style:text-properties officeooo:rsid="00159f1a" officeooo:paragraph-rsid="004e610b"/>
    </style:style>
    <style:style style:name="P43" style:family="paragraph" style:parent-style-name="Text_20_body">
      <style:paragraph-properties fo:padding="0.049cm" fo:border="0.06pt solid #000000" style:shadow="none"/>
      <style:text-properties officeooo:rsid="00159f1a" officeooo:paragraph-rsid="004f1f27"/>
    </style:style>
    <style:style style:name="P44" style:family="paragraph" style:parent-style-name="Text_20_body">
      <style:paragraph-properties fo:padding="0.049cm" fo:border="0.06pt solid #000000" style:shadow="none"/>
      <style:text-properties officeooo:rsid="00159f1a" officeooo:paragraph-rsid="0052df3f"/>
    </style:style>
    <style:style style:name="P45" style:family="paragraph" style:parent-style-name="Text_20_body">
      <style:paragraph-properties fo:padding="0.049cm" fo:border="0.06pt solid #000000" style:shadow="none"/>
      <style:text-properties officeooo:rsid="00159f1a" officeooo:paragraph-rsid="0055c008"/>
    </style:style>
    <style:style style:name="P46" style:family="paragraph" style:parent-style-name="Text_20_body">
      <style:paragraph-properties fo:padding="0.049cm" fo:border="0.06pt solid #000000" style:shadow="none"/>
      <style:text-properties officeooo:rsid="00159f1a" officeooo:paragraph-rsid="0032fe9f"/>
    </style:style>
    <style:style style:name="P47" style:family="paragraph" style:parent-style-name="Text_20_body">
      <style:paragraph-properties fo:padding="0.049cm" fo:border="0.06pt solid #000000" style:shadow="none"/>
      <style:text-properties officeooo:rsid="00159f1a" officeooo:paragraph-rsid="00598ff8"/>
    </style:style>
    <style:style style:name="P48" style:family="paragraph" style:parent-style-name="Text_20_body">
      <style:paragraph-properties fo:padding="0.049cm" fo:border="0.06pt solid #000000" style:shadow="none"/>
      <style:text-properties officeooo:rsid="00159f1a" officeooo:paragraph-rsid="005b2844"/>
    </style:style>
    <style:style style:name="P49" style:family="paragraph" style:parent-style-name="Standard">
      <style:paragraph-properties fo:text-align="center" style:justify-single-word="false"/>
      <style:text-properties fo:font-weight="bold" officeooo:rsid="00159f1a" officeooo:paragraph-rsid="00313390" style:font-weight-asian="bold" style:font-weight-complex="bold"/>
    </style:style>
    <style:style style:name="P50" style:family="paragraph" style:parent-style-name="Standard">
      <style:paragraph-properties fo:text-align="center" style:justify-single-word="false"/>
      <style:text-properties fo:font-weight="bold" officeooo:rsid="00159f1a" officeooo:paragraph-rsid="00598ff8" style:font-weight-asian="bold" style:font-weight-complex="bold"/>
    </style:style>
    <style:style style:name="P51" style:family="paragraph" style:parent-style-name="Standard">
      <style:paragraph-properties fo:text-align="center" style:justify-single-word="false"/>
      <style:text-properties fo:font-weight="bold" officeooo:rsid="00159f1a" officeooo:paragraph-rsid="003e0efb" style:font-weight-asian="bold" style:font-weight-complex="bold"/>
    </style:style>
    <style:style style:name="P52" style:family="paragraph" style:parent-style-name="Standard">
      <style:paragraph-properties fo:text-align="center" style:justify-single-word="false"/>
      <style:text-properties officeooo:rsid="0013d6e1" officeooo:paragraph-rsid="0013d6e1"/>
    </style:style>
    <style:style style:name="T1" style:family="text">
      <style:text-properties officeooo:rsid="0017906a"/>
    </style:style>
    <style:style style:name="T2" style:family="text">
      <style:text-properties style:text-position="super 58%" fo:font-weight="bold" officeooo:rsid="0049fd70" style:font-weight-asian="bold" style:font-weight-complex="bold"/>
    </style:style>
    <style:style style:name="T3" style:family="text">
      <style:text-properties style:text-position="0% 100%"/>
    </style:style>
    <style:style style:name="T4" style:family="text">
      <style:text-properties style:text-position="0% 100%" style:font-name="Liberation Serif1" officeooo:rsid="0019fce4" style:font-name-asian="Liberation Serif1" style:font-name-complex="Liberation Serif1"/>
    </style:style>
    <style:style style:name="T5" style:family="text">
      <style:text-properties style:text-position="0% 100%" style:font-name="Liberation Serif1" officeooo:rsid="0018a905" style:font-name-asian="Liberation Serif1" style:font-name-complex="Liberation Serif1"/>
    </style:style>
    <style:style style:name="T6" style:family="text">
      <style:text-properties style:text-position="0% 100%" style:font-name="Liberation Serif1" officeooo:rsid="005b2844" style:font-name-asian="Liberation Serif1" style:font-name-complex="Liberation Serif1"/>
    </style:style>
    <style:style style:name="T7" style:family="text">
      <style:text-properties style:text-position="0% 100%" style:font-name="Liberation Serif1" officeooo:rsid="00341dea" style:font-name-asian="Liberation Serif1" style:font-name-complex="Liberation Serif1"/>
    </style:style>
    <style:style style:name="T8" style:family="text">
      <style:text-properties style:text-position="0% 100%" style:font-name="Liberation Serif1" officeooo:rsid="005f20e0" style:font-name-asian="Liberation Serif1" style:font-name-complex="Liberation Serif1"/>
    </style:style>
    <style:style style:name="T9" style:family="text">
      <style:text-properties style:text-position="0% 100%" style:font-name="Liberation Serif1" officeooo:rsid="002104d5" style:font-name-asian="Liberation Serif1" style:font-name-complex="Liberation Serif1"/>
    </style:style>
    <style:style style:name="T10" style:family="text">
      <style:text-properties style:text-position="0% 100%" style:font-name="Liberation Serif1" officeooo:rsid="002efe49" style:font-name-asian="Liberation Serif1" style:font-name-complex="Liberation Serif1"/>
    </style:style>
    <style:style style:name="T11" style:family="text">
      <style:text-properties style:text-position="0% 100%" style:font-name="Liberation Serif1" officeooo:rsid="0035b11f" style:font-name-asian="Liberation Serif1" style:font-name-complex="Liberation Serif1"/>
    </style:style>
    <style:style style:name="T12" style:family="text">
      <style:text-properties style:text-position="0% 100%" style:font-name="Liberation Serif1" officeooo:rsid="006356b4" style:font-name-asian="Liberation Serif1" style:font-name-complex="Liberation Serif1"/>
    </style:style>
    <style:style style:name="T13" style:family="text">
      <style:text-properties officeooo:rsid="0018a905"/>
    </style:style>
    <style:style style:name="T14" style:family="text">
      <style:text-properties style:font-name="Liberation Serif1" officeooo:rsid="0018a905" style:font-name-asian="Liberation Serif1" style:font-name-complex="Liberation Serif1"/>
    </style:style>
    <style:style style:name="T15" style:family="text">
      <style:text-properties style:font-name="Liberation Serif1" officeooo:rsid="0019fce4" style:font-name-asian="Liberation Serif1" style:font-name-complex="Liberation Serif1"/>
    </style:style>
    <style:style style:name="T16" style:family="text">
      <style:text-properties style:font-name="Liberation Serif1" officeooo:rsid="002104d5" style:font-name-asian="Liberation Serif1" style:font-name-complex="Liberation Serif1"/>
    </style:style>
    <style:style style:name="T17" style:family="text">
      <style:text-properties style:font-name="Liberation Serif1" officeooo:rsid="0017906a" style:font-name-asian="Liberation Serif1" style:font-name-complex="Liberation Serif1"/>
    </style:style>
    <style:style style:name="T18" style:family="text">
      <style:text-properties style:font-name="Liberation Serif1" officeooo:rsid="002688cd" style:font-name-asian="Liberation Serif1" style:font-name-complex="Liberation Serif1"/>
    </style:style>
    <style:style style:name="T19" style:family="text">
      <style:text-properties style:font-name="Liberation Serif1" officeooo:rsid="00296e2f" style:font-name-asian="Liberation Serif1" style:font-name-complex="Liberation Serif1"/>
    </style:style>
    <style:style style:name="T20" style:family="text">
      <style:text-properties style:font-name="Liberation Serif1" officeooo:rsid="002efe49" style:font-name-asian="Liberation Serif1" style:font-name-complex="Liberation Serif1"/>
    </style:style>
    <style:style style:name="T21" style:family="text">
      <style:text-properties style:font-name="Liberation Serif1" officeooo:rsid="00341dea" style:font-name-asian="Liberation Serif1" style:font-name-complex="Liberation Serif1"/>
    </style:style>
    <style:style style:name="T22" style:family="text">
      <style:text-properties style:font-name="Liberation Serif1" officeooo:rsid="0035b11f" style:font-name-asian="Liberation Serif1" style:font-name-complex="Liberation Serif1"/>
    </style:style>
    <style:style style:name="T23" style:family="text">
      <style:text-properties style:font-name="Liberation Serif1" officeooo:rsid="0037a4f1" style:font-name-asian="Liberation Serif1" style:font-name-complex="Liberation Serif1"/>
    </style:style>
    <style:style style:name="T24" style:family="text">
      <style:text-properties style:font-name="Liberation Serif1" officeooo:rsid="003ee1c0" style:font-name-asian="Liberation Serif1" style:font-name-complex="Liberation Serif1"/>
    </style:style>
    <style:style style:name="T25" style:family="text">
      <style:text-properties style:font-name="Liberation Serif1" officeooo:rsid="003fdc0a" style:font-name-asian="Liberation Serif1" style:font-name-complex="Liberation Serif1"/>
    </style:style>
    <style:style style:name="T26" style:family="text">
      <style:text-properties style:font-name="Liberation Serif1" officeooo:rsid="004049ab" style:font-name-asian="Liberation Serif1" style:font-name-complex="Liberation Serif1"/>
    </style:style>
    <style:style style:name="T27" style:family="text">
      <style:text-properties style:font-name="Liberation Serif1" officeooo:rsid="00481ca1" style:font-name-asian="Liberation Serif1" style:font-name-complex="Liberation Serif1"/>
    </style:style>
    <style:style style:name="T28" style:family="text">
      <style:text-properties style:font-name="Liberation Serif1" style:text-underline-style="solid" style:text-underline-width="auto" style:text-underline-color="font-color" fo:font-weight="normal" officeooo:rsid="002688cd" style:font-name-asian="Liberation Serif1" style:font-weight-asian="normal" style:font-name-complex="Liberation Serif1" style:font-weight-complex="normal"/>
    </style:style>
    <style:style style:name="T29" style:family="text">
      <style:text-properties style:font-name="Liberation Serif1" style:text-underline-style="none" fo:font-weight="normal" officeooo:rsid="002688cd" style:font-name-asian="Liberation Serif1" style:font-weight-asian="normal" style:font-name-complex="Liberation Serif1" style:font-weight-complex="normal"/>
    </style:style>
    <style:style style:name="T30" style:family="text">
      <style:text-properties style:font-name="Liberation Serif1" fo:font-style="italic" style:text-underline-style="none" fo:font-weight="normal" officeooo:rsid="002688cd" style:font-name-asian="Liberation Serif1" style:font-style-asian="italic" style:font-weight-asian="normal" style:font-name-complex="Liberation Serif1" style:font-style-complex="italic" style:font-weight-complex="normal"/>
    </style:style>
    <style:style style:name="T31" style:family="text">
      <style:text-properties style:font-name="Liberation Serif1" fo:font-style="italic" officeooo:rsid="004049ab" style:font-name-asian="Liberation Serif1" style:font-style-asian="italic" style:font-name-complex="Liberation Serif1" style:font-style-complex="italic"/>
    </style:style>
    <style:style style:name="T32" style:family="text">
      <style:text-properties style:font-name="Liberation Serif1" fo:font-style="normal" style:text-underline-style="none" fo:font-weight="normal" officeooo:rsid="002688cd" style:font-name-asian="Liberation Serif1" style:font-style-asian="normal" style:font-weight-asian="normal" style:font-name-complex="Liberation Serif1" style:font-style-complex="normal" style:font-weight-complex="normal"/>
    </style:style>
    <style:style style:name="T33" style:family="text">
      <style:text-properties style:font-name="Liberation Serif1" fo:font-style="normal" officeooo:rsid="004049ab" style:font-name-asian="Liberation Serif1" style:font-style-asian="normal" style:font-name-complex="Liberation Serif1" style:font-style-complex="normal"/>
    </style:style>
    <style:style style:name="T34" style:family="text">
      <style:text-properties style:font-name="Liberation Serif1" fo:font-style="normal" officeooo:rsid="00423c21" style:font-name-asian="Liberation Serif1" style:font-style-asian="normal" style:font-name-complex="Liberation Serif1" style:font-style-complex="normal"/>
    </style:style>
    <style:style style:name="T35" style:family="text">
      <style:text-properties style:font-name="Liberation Serif1" fo:font-weight="normal" officeooo:rsid="00341dea" style:font-name-asian="Liberation Serif1" style:font-weight-asian="normal" style:font-name-complex="Liberation Serif1" style:font-weight-complex="normal"/>
    </style:style>
    <style:style style:name="T36" style:family="text">
      <style:text-properties officeooo:rsid="001b7560"/>
    </style:style>
    <style:style style:name="T37" style:family="text">
      <style:text-properties officeooo:rsid="001f6af2"/>
    </style:style>
    <style:style style:name="T38" style:family="text">
      <style:text-properties fo:font-weight="bold" style:font-weight-asian="bold" style:font-weight-complex="bold"/>
    </style:style>
    <style:style style:name="T39" style:family="text">
      <style:text-properties fo:font-weight="bold" officeooo:rsid="0017906a" style:font-weight-asian="bold" style:font-weight-complex="bold"/>
    </style:style>
    <style:style style:name="T40" style:family="text">
      <style:text-properties fo:font-weight="bold" officeooo:rsid="001f6af2" style:font-weight-asian="bold" style:font-weight-complex="bold"/>
    </style:style>
    <style:style style:name="T41" style:family="text">
      <style:text-properties fo:font-weight="bold" officeooo:rsid="00313390" style:font-weight-asian="bold" style:font-weight-complex="bold"/>
    </style:style>
    <style:style style:name="T42" style:family="text">
      <style:text-properties fo:font-weight="bold" officeooo:rsid="003c424e" style:font-weight-asian="bold" style:font-weight-complex="bold"/>
    </style:style>
    <style:style style:name="T43" style:family="text">
      <style:text-properties fo:font-weight="bold" officeooo:rsid="0049fd70" style:font-weight-asian="bold" style:font-weight-complex="bold"/>
    </style:style>
    <style:style style:name="T44" style:family="text">
      <style:text-properties fo:font-weight="bold" officeooo:rsid="00598ff8" style:font-weight-asian="bold" style:font-weight-complex="bold"/>
    </style:style>
    <style:style style:name="T45" style:family="text">
      <style:text-properties fo:font-weight="bold" officeooo:rsid="005c8650" style:font-weight-asian="bold" style:font-weight-complex="bold"/>
    </style:style>
    <style:style style:name="T46" style:family="text">
      <style:text-properties style:text-underline-style="solid" style:text-underline-width="auto" style:text-underline-color="font-color"/>
    </style:style>
    <style:style style:name="T47" style:family="text">
      <style:text-properties officeooo:rsid="002b7a7e"/>
    </style:style>
    <style:style style:name="T48" style:family="text">
      <style:text-properties officeooo:rsid="003e0efb"/>
    </style:style>
    <style:style style:name="T49" style:family="text">
      <style:text-properties officeooo:rsid="00481ca1"/>
    </style:style>
    <style:style style:name="T50" style:family="text">
      <style:text-properties fo:font-weight="normal" officeooo:rsid="004d2b09" style:font-weight-asian="normal" style:font-weight-complex="normal"/>
    </style:style>
    <style:style style:name="T51" style:family="text">
      <style:text-properties fo:font-weight="normal" officeooo:rsid="004e610b" style:font-weight-asian="normal" style:font-weight-complex="normal"/>
    </style:style>
    <style:style style:name="T52" style:family="text">
      <style:text-properties fo:font-weight="normal" officeooo:rsid="004f1f27" style:font-weight-asian="normal" style:font-weight-complex="normal"/>
    </style:style>
    <style:style style:name="T53" style:family="text">
      <style:text-properties fo:font-weight="normal" officeooo:rsid="0050f55a" style:font-weight-asian="normal" style:font-weight-complex="normal"/>
    </style:style>
    <style:style style:name="T54" style:family="text">
      <style:text-properties fo:font-weight="normal" officeooo:rsid="0052df3f" style:font-weight-asian="normal" style:font-weight-complex="normal"/>
    </style:style>
    <style:style style:name="T55" style:family="text">
      <style:text-properties fo:font-weight="normal" officeooo:rsid="0055c008" style:font-weight-asian="normal" style:font-weight-complex="normal"/>
    </style:style>
    <style:style style:name="T56" style:family="text">
      <style:text-properties fo:font-weight="normal" officeooo:rsid="00566110" style:font-weight-asian="normal" style:font-weight-complex="normal"/>
    </style:style>
    <style:style style:name="T57" style:family="text">
      <style:text-properties officeooo:rsid="00604c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8">Continuité pédagogique en Lettres / </text:span><text:span text:style-name="T43">6</text:span><text:span text:style-name="T2">e</text:span><text:span text:style-name="T43"> / </text:span><text:span text:style-name="T45">à partir du 4 janvier 2020</text:span></text:p>
      <text:p text:style-name="P23"><text:span text:style-name="T45"/></text:p>
      <text:p text:style-name="P23"><text:span text:style-name="T45"/></text:p>
      <text:p text:style-name="P23"><text:span text:style-name="T45"/></text:p>
      <text:p text:style-name="P23"><text:span text:style-name="T45"/></text:p>
      <text:p text:style-name="P30"/>
      <text:p text:style-name="P24">---- <text:span text:style-name="T1">semaine n°1</text:span> [04/01 → 08/01] ----</text:p>
      <text:p text:style-name="P24"/>
      <text:p text:style-name="P31"><text:span text:style-name="Strong_20_Emphasis"><text:span text:style-name="T47">cas particulier : vous ne pouvez pas participer aux cours en visio-conférence</text:span></text:span></text:p>
      <text:p text:style-name="P31"><text:span text:style-name="Strong_20_Emphasis"><text:span text:style-name="T47">Dans ce cas, lisez le texte p. 43 et répondez aux questions suivantes :</text:span></text:span></text:p>
      <text:p text:style-name="P41"><text:span text:style-name="Strong_20_Emphasis"><text:span text:style-name="T50">(1) Quelle est l’oeuvre d’art décrite par ce texte ?</text:span></text:span></text:p>
      <text:p text:style-name="P41"><text:span text:style-name="Strong_20_Emphasis"><text:span text:style-name="T50">(2) Pensez-vous que l’auteur du texte apprécie cette œuvre ? Pourquoi selon vous ?</text:span></text:span></text:p>
      <text:p text:style-name="P41"><text:span text:style-name="Strong_20_Emphasis"><text:span text:style-name="T50">(3) Relevez quatre mots ayant un rapport avec la couleur rouge. Pourquoi cette couleur est-elle importante dans ce texte ?</text:span></text:span></text:p>
      <text:p text:style-name="P41"><text:span text:style-name="Strong_20_Emphasis"><text:span text:style-name="T50">(4) Comparez maintenant l’oeuvre décrite dans ce texte avec l’oeuvre représentée page 44. Quelles différences constatez-vous ?</text:span></text:span></text:p>
      <text:p text:style-name="P1"><text:span text:style-name="Strong_20_Emphasis"><text:span text:style-name="T14">■ </text:span></text:span><text:span text:style-name="Strong_20_Emphasis"><text:span text:style-name="T13">objectif principal de la semaine : réussir le devoir portant sur une œuvre d’art déjà vue en cours</text:span></text:span></text:p>
      <text:p text:style-name="P2"><text:span text:style-name="Strong_20_Emphasis"><text:span text:style-name="T14">■ </text:span></text:span><text:span text:style-name="Strong_20_Emphasis"><text:span text:style-name="T1">temps à consacrer à la révision : 2 heures</text:span></text:span></text:p>
      <text:p text:style-name="P12"><text:span text:style-name="Strong_20_Emphasis"><text:span text:style-name="T14">■ </text:span></text:span><text:span text:style-name="Strong_20_Emphasis"><text:span text:style-name="T15">matériel pédagogique requis : cahier, accès internet pour revoir les œuvres d’arts déjà étudiées</text:span></text:span></text:p>
      <text:p text:style-name="P2"><text:span text:style-name="Strong_20_Emphasis"><text:span text:style-name="T14">■ </text:span></text:span><text:span text:style-name="Strong_20_Emphasis"><text:span text:style-name="T1">Pour s’entraîner, les trois questions posées dans le devoir seront :</text:span></text:span></text:p>
      <text:p text:style-name="Text_20_body">1) Décrivez cette œuvre <text:span text:style-name="T36">[conseil : utiliser le vocabulaire technique vu en cours]</text:span></text:p>
      <text:p text:style-name="Text_20_body">2) Appréciez-vous cette œuvre ? <text:span text:style-name="T36">[conseil : Oui/Non car … Cette œuvre me rappelle une autre œuvre …]</text:span></text:p>
      <text:p text:style-name="Text_20_body">3) Quel rapport existe-t-il entre cette œuvre et la question posée en cours ? <text:span text:style-name="T36">[conseil : Redonner la question en gras qui apparaît avant l’oeuvre d’art étudiée]</text:span></text:p>
      <text:p text:style-name="P3"><text:span text:style-name="Strong_20_Emphasis"><text:span text:style-name="T14">■■</text:span></text:span><text:span text:style-name="Strong_20_Emphasis"><text:span text:style-name="T16"> si vous en avez le temps (15 minutes), vous pouvez essayer de t</text:span></text:span><text:span text:style-name="Strong_20_Emphasis"><text:span text:style-name="T19">rouver</text:span></text:span><text:span text:style-name="Strong_20_Emphasis"><text:span text:style-name="T16"> la clef de l’énigme suivante :</text:span></text:span></text:p>
      <text:p text:style-name="P18">« Tu n'as ni goût, ni couleur, ni arôme, on ne peut pas te définir, on te goûte sans te connaître. Tu n'es pas nécessaire à la vie: tu es la vie. Tu nous pénètres d'un plaisir qui ne s'explique point par les sens. [...] »</text:p>
      <text:p text:style-name="P18">d'après Antoine de Saint-Exupéry, Terre des Hommes.</text:p>
      <text:p text:style-name="P18"><text:span text:style-name="Strong_20_Emphasis"/></text:p>
      <text:p text:style-name="P18"><text:span text:style-name="Strong_20_Emphasis"/></text:p>
      <text:p text:style-name="P18"><text:span text:style-name="Strong_20_Emphasis"/></text:p>
      <text:p text:style-name="P18"><text:span text:style-name="Strong_20_Emphasis"/></text:p>
      <text:p text:style-name="P18"><text:span text:style-name="Strong_20_Emphasis"/></text:p>
      <text:p text:style-name="P25"><text:soft-page-break/><text:span text:style-name="Strong_20_Emphasis"><text:span text:style-name="T38">----</text:span></text:span><text:span text:style-name="Strong_20_Emphasis"> </text:span><text:span text:style-name="Strong_20_Emphasis"><text:span text:style-name="T1">semaine n°2</text:span></text:span><text:span text:style-name="Strong_20_Emphasis"> [</text:span><text:span text:style-name="Strong_20_Emphasis"><text:span text:style-name="T37">11</text:span></text:span><text:span text:style-name="Strong_20_Emphasis">/01 → </text:span><text:span text:style-name="Strong_20_Emphasis"><text:span text:style-name="T37">15</text:span></text:span><text:span text:style-name="Strong_20_Emphasis">/01] </text:span><text:span text:style-name="Strong_20_Emphasis"><text:span text:style-name="T38">----</text:span></text:span></text:p>
      <text:p text:style-name="P26"><text:span text:style-name="Strong_20_Emphasis"/></text:p>
      <text:p text:style-name="P32"><text:span text:style-name="Strong_20_Emphasis"><text:span text:style-name="T47">cas particulier : vous ne pouvez pas participer aux cours en visio-conférence</text:span></text:span></text:p>
      <text:p text:style-name="P41"><text:span text:style-name="Strong_20_Emphasis"><text:span text:style-name="T47">Dans ce cas, lisez le cours p. 101 puis lisez le texte p. 78 et répondez aux questions suivantes :</text:span></text:span></text:p>
      <text:p text:style-name="P41"><text:span text:style-name="Strong_20_Emphasis"><text:span text:style-name="T50">(1) Quelle est la nature grammaticale des mots de la phrase de la page 78, phrase qui commence par « Il était une fois... » (ligne 1)</text:span></text:span></text:p>
      <text:p text:style-name="P41"><text:span text:style-name="Strong_20_Emphasis"><text:span text:style-name="T50">(2) Dans la deuxième phrase du même texte, pourquoi le mot « savoir » n’est-il pas un verbe ? Quelle est la nature grammaticale de ce mot ?</text:span></text:span></text:p>
      <text:p text:style-name="P41"><text:span text:style-name="Strong_20_Emphasis"><text:span text:style-name="T50">(3) Cherchez dans le dictionnaire trois exemples de noms communs commençant par la lettre « a ».</text:span></text:span></text:p>
      <text:p text:style-name="P41"><text:span text:style-name="Strong_20_Emphasis"><text:span text:style-name="T50">(4) Cherchez dans le dictionnaire trois exemples de verbes commençant par la lettre « d ».</text:span></text:span></text:p>
      <text:p text:style-name="P41"><text:span text:style-name="Strong_20_Emphasis"><text:span text:style-name="T50">(5) Cherchez dans le dictionnaire trois exemples d’adjectifs commençant par la lettre « v ».</text:span></text:span></text:p>
      <text:p text:style-name="P4"><text:span text:style-name="Strong_20_Emphasis"><text:span text:style-name="T14">■ </text:span></text:span><text:span text:style-name="Strong_20_Emphasis"><text:span text:style-name="T13">objectif principal de la semaine : réussir le devoir portant sur les natures grammaticales</text:span></text:span></text:p>
      <text:p text:style-name="P4"><text:span text:style-name="Strong_20_Emphasis"><text:span text:style-name="T14">■ </text:span></text:span><text:span text:style-name="Strong_20_Emphasis"><text:span text:style-name="T1">temps à consacrer à la révision : 2 heures</text:span></text:span></text:p>
      <text:p text:style-name="P12"><text:span text:style-name="Strong_20_Emphasis"><text:span text:style-name="T14">■ </text:span></text:span><text:span text:style-name="Strong_20_Emphasis"><text:span text:style-name="T15">matériel pédagogique requis : cahier</text:span></text:span></text:p>
      <text:p text:style-name="P5"><text:span text:style-name="Strong_20_Emphasis"><text:span text:style-name="T14">■ </text:span></text:span><text:span text:style-name="Strong_20_Emphasis"><text:span text:style-name="T1">Pour s’entraîner, relire le document donnant toutes les classes grammaticales à connaître</text:span></text:span></text:p>
      <text:p text:style-name="P5"><text:span text:style-name="Strong_20_Emphasis"><text:span text:style-name="T14">■ </text:span></text:span><text:span text:style-name="Strong_20_Emphasis"><text:span text:style-name="T17">Pour s’entraîner, </text:span></text:span><text:span text:style-name="Strong_20_Emphasis"><text:span text:style-name="T27">recopier le texte suivant, </text:span></text:span><text:span text:style-name="Strong_20_Emphasis"><text:span text:style-name="T17">chercher les </text:span></text:span><text:span text:style-name="Strong_20_Emphasis"><text:span text:style-name="T18">natures grammaticales des mots soulignés </text:span></text:span><text:span text:style-name="Strong_20_Emphasis"><text:span text:style-name="T19">et les écrire sous le mot :</text:span></text:span></text:p>
      <text:p text:style-name="P19"><text:span text:style-name="Strong_20_Emphasis"><text:span text:style-name="T29"><text:tab/></text:span></text:span><text:span text:style-name="Strong_20_Emphasis"><text:span text:style-name="T28">L</text:span></text:span><text:span text:style-name="Strong_20_Emphasis"><text:span text:style-name="T29">’</text:span></text:span><text:span text:style-name="Strong_20_Emphasis"><text:span text:style-name="T28">hôpital</text:span></text:span><text:span text:style-name="Strong_20_Emphasis"><text:span text:style-name="T29"> était une maison étroite </text:span></text:span><text:span text:style-name="Strong_20_Emphasis"><text:span text:style-name="T28">et</text:span></text:span><text:span text:style-name="Strong_20_Emphasis"><text:span text:style-name="T29"> basse, </text:span></text:span><text:span text:style-name="Strong_20_Emphasis"><text:span text:style-name="T28">à</text:span></text:span><text:span text:style-name="Strong_20_Emphasis"><text:span text:style-name="T29"> un seul étage, </text:span></text:span><text:span text:style-name="Strong_20_Emphasis"><text:span text:style-name="T28">avec</text:span></text:span><text:span text:style-name="Strong_20_Emphasis"><text:span text:style-name="T29"> un petit jardin. </text:span></text:span></text:p>
      <text:p text:style-name="Text_20_body"><text:tab/><text:span text:style-name="T46">Trois</text:span> jours après <text:span text:style-name="T46">son</text:span> arrivée, l’évêque visita l’hôpital. La visite <text:span text:style-name="T46">terminée</text:span>, il <text:span text:style-name="T46">fit</text:span> prier le directeur <text:span text:style-name="T46">de</text:span> vouloir bien venir <text:span text:style-name="T46">jusque</text:span> chez lui. </text:p>
      <text:p text:style-name="Text_20_body">— <text:span text:style-name="T46">Monsieur</text:span> le directeur de l’hôpital, lui dit-<text:span text:style-name="T46">il</text:span>, combien en ce moment avez-vous de malades ? </text:p>
      <text:p text:style-name="Text_20_body">— <text:span text:style-name="T46">Vingt-six</text:span>, monseigneur. </text:p>
      <text:p text:style-name="Text_20_body">— C’est ce que j’avais compté, dit l’évêque.</text:p>
      <text:p text:style-name="P20"><text:span text:style-name="Strong_20_Emphasis"><text:span text:style-name="T29">Extrait des </text:span></text:span><text:span text:style-name="Strong_20_Emphasis"><text:span text:style-name="T30">Misérables </text:span></text:span><text:span text:style-name="Strong_20_Emphasis"><text:span text:style-name="T32">de Victor Hugo</text:span></text:span></text:p>
      <text:p text:style-name="P6"><text:span text:style-name="Strong_20_Emphasis"><text:span text:style-name="T14">■■</text:span></text:span><text:span text:style-name="Strong_20_Emphasis"><text:span text:style-name="T16"> si vous en avez le temps (15 minutes), vous pouvez essayer de chercher l</text:span></text:span><text:span text:style-name="Strong_20_Emphasis"><text:span text:style-name="T20">es groupes sujets dans les phrases suivantes :</text:span></text:span></text:p>
      <text:p text:style-name="Text_20_body">Il a été abattu par le bûcheron.</text:p>
      <text:p text:style-name="Text_20_body">Où sera-t-il demain ?</text:p>
      <text:p text:style-name="Text_20_body">Il pleut.</text:p>
      <text:p text:style-name="Text_20_body"/>
      <text:p text:style-name="P28"><text:span text:style-name="Strong_20_Emphasis"><text:span text:style-name="T38"/></text:span></text:p>
      <text:p text:style-name="P28"><text:span text:style-name="Strong_20_Emphasis"><text:span text:style-name="T38"/></text:span></text:p>
      <text:p text:style-name="P28"><text:span text:style-name="Strong_20_Emphasis"><text:span text:style-name="T38"/></text:span></text:p>
      <text:p text:style-name="P28"><text:span text:style-name="Strong_20_Emphasis"><text:span text:style-name="T38"/></text:span></text:p>
      <text:p text:style-name="P28"><text:span text:style-name="Strong_20_Emphasis"><text:span text:style-name="T38"/></text:span></text:p>
      <text:p text:style-name="P28"><text:span text:style-name="Strong_20_Emphasis"><text:span text:style-name="T38"/></text:span></text:p>
      <text:p text:style-name="P28"><text:soft-page-break/><text:span text:style-name="Strong_20_Emphasis"><text:span text:style-name="T38">----</text:span></text:span><text:span text:style-name="Strong_20_Emphasis"> </text:span><text:span text:style-name="Strong_20_Emphasis"><text:span text:style-name="T1">semaine n°3</text:span></text:span><text:span text:style-name="Strong_20_Emphasis"> [</text:span><text:span text:style-name="Strong_20_Emphasis"><text:span text:style-name="T37">18</text:span></text:span><text:span text:style-name="Strong_20_Emphasis">/01 → </text:span><text:span text:style-name="Strong_20_Emphasis"><text:span text:style-name="T48">22</text:span></text:span><text:span text:style-name="Strong_20_Emphasis">/01] </text:span><text:span text:style-name="Strong_20_Emphasis"><text:span text:style-name="T38">----</text:span></text:span></text:p>
      <text:p text:style-name="P28"><text:span text:style-name="Strong_20_Emphasis"/></text:p>
      <text:p text:style-name="P42"><text:span text:style-name="Strong_20_Emphasis"><text:span text:style-name="T47">cas particulier : vous ne pouvez pas participer aux cours en visio-conférence</text:span></text:span></text:p>
      <text:p text:style-name="P42"><text:span text:style-name="Strong_20_Emphasis"><text:span text:style-name="T47">Dans ce cas, lisez le cours p. 151 puis lisez le texte p. 38 et répondez aux questions suivantes :</text:span></text:span></text:p>
      <text:p text:style-name="P42"><text:span text:style-name="Strong_20_Emphasis"><text:span text:style-name="T50">(1) Quelle est la </text:span></text:span><text:span text:style-name="Strong_20_Emphasis"><text:span text:style-name="T51">fonction</text:span></text:span><text:span text:style-name="Strong_20_Emphasis"><text:span text:style-name="T50"> grammaticale des mots de la phrase de la page </text:span></text:span><text:span text:style-name="Strong_20_Emphasis"><text:span text:style-name="T51">3</text:span></text:span><text:span text:style-name="Strong_20_Emphasis"><text:span text:style-name="T50">8, phrase qui commence par « </text:span></text:span><text:span text:style-name="Strong_20_Emphasis"><text:span text:style-name="T51">Je cherche </text:span></text:span><text:span text:style-name="Strong_20_Emphasis"><text:span text:style-name="T54">un homme</text:span></text:span><text:span text:style-name="Strong_20_Emphasis"><text:span text:style-name="T50">... » (ligne </text:span></text:span><text:span text:style-name="Strong_20_Emphasis"><text:span text:style-name="T51">17</text:span></text:span><text:span text:style-name="Strong_20_Emphasis"><text:span text:style-name="T50">)</text:span></text:span></text:p>
      <text:p text:style-name="P42"><text:span text:style-name="Strong_20_Emphasis"><text:span text:style-name="T50">(2) Dans la </text:span></text:span><text:span text:style-name="Strong_20_Emphasis"><text:span text:style-name="T52">troisième</text:span></text:span><text:span text:style-name="Strong_20_Emphasis"><text:span text:style-name="T50"> phrase du même texte, </text:span></text:span><text:span text:style-name="Strong_20_Emphasis"><text:span text:style-name="T52">quelle est la fonction des mots « à ma soeur » ?</text:span></text:span></text:p>
      <text:p text:style-name="P43"><text:span text:style-name="Strong_20_Emphasis"><text:span text:style-name="T52">(3) En utilisant le cours p. 151, construire trois phrases possédant chacune un sujet, un verbe et un COD.</text:span></text:span></text:p>
      <text:p text:style-name="P43"><text:span text:style-name="Strong_20_Emphasis"><text:span text:style-name="T52">(</text:span></text:span><text:span text:style-name="Strong_20_Emphasis"><text:span text:style-name="T53">4</text:span></text:span><text:span text:style-name="Strong_20_Emphasis"><text:span text:style-name="T52">) En utilisant le cours p. 151, construire deux phrases possédant chacune un sujet, un verbe et un attribut du sujet.</text:span></text:span></text:p>
      <text:p text:style-name="P14"><text:span text:style-name="Strong_20_Emphasis"><text:span text:style-name="T14">■ </text:span></text:span><text:span text:style-name="Strong_20_Emphasis"><text:span text:style-name="T13">objectif principal de la semaine : réviser les fonctions vues en cours (sujet, COD, COI, attribut du sujet)</text:span></text:span></text:p>
      <text:p text:style-name="P14"><text:span text:style-name="Strong_20_Emphasis"><text:span text:style-name="T14">■ </text:span></text:span><text:span text:style-name="Strong_20_Emphasis"><text:span text:style-name="T1">temps à consacrer au travail : 2 heures</text:span></text:span></text:p>
      <text:p text:style-name="P14"><text:span text:style-name="Strong_20_Emphasis"><text:span text:style-name="T14">■ </text:span></text:span><text:span text:style-name="Strong_20_Emphasis"><text:span text:style-name="T15">matériel pédagogique requis : cahier</text:span></text:span></text:p>
      <text:p text:style-name="P16"><text:span text:style-name="Strong_20_Emphasis"><text:span text:style-name="T14">■ </text:span></text:span><text:span text:style-name="Strong_20_Emphasis"><text:span text:style-name="T17">Pour s’entraîner, </text:span></text:span><text:span text:style-name="Strong_20_Emphasis"><text:span text:style-name="T25">relire le cours sur les fonctions </text:span></text:span><text:span text:style-name="Strong_20_Emphasis"><text:span text:style-name="T14">(sujet, COD, COI, attribut du sujet)</text:span></text:span></text:p>
      <text:p text:style-name="P17"><text:span text:style-name="Strong_20_Emphasis"><text:span text:style-name="T14">■ </text:span></text:span><text:span text:style-name="Strong_20_Emphasis"><text:span text:style-name="T17">Pour s’entraîner, </text:span></text:span><text:span text:style-name="Strong_20_Emphasis"><text:span text:style-name="T27">recopier le texte suivant, </text:span></text:span><text:span text:style-name="Strong_20_Emphasis"><text:span text:style-name="T17">chercher les </text:span></text:span><text:span text:style-name="Strong_20_Emphasis"><text:span text:style-name="T24">fonctions</text:span></text:span><text:span text:style-name="Strong_20_Emphasis"><text:span text:style-name="T18"> des mots soulignés </text:span></text:span><text:span text:style-name="Strong_20_Emphasis"><text:span text:style-name="T19">et les écrire sous le mot :</text:span></text:span></text:p>
      <text:p text:style-name="P21"><text:span text:style-name="Strong_20_Emphasis"><text:span text:style-name="T29"><text:tab/></text:span></text:span><text:span text:style-name="Strong_20_Emphasis"><text:span text:style-name="T28">L’hôpital</text:span></text:span><text:span text:style-name="Strong_20_Emphasis"><text:span text:style-name="T29"> était </text:span></text:span><text:span text:style-name="Strong_20_Emphasis"><text:span text:style-name="T28">une maison étroite et basse, à un seul étage, avec un petit jardin</text:span></text:span><text:span text:style-name="Strong_20_Emphasis"><text:span text:style-name="T29">. </text:span></text:span></text:p>
      <text:p text:style-name="P22"><text:tab/>Trois jours après son arrivée, <text:span text:style-name="T46">l’évêque</text:span> visita <text:span text:style-name="T46">l’hôpital</text:span>. La visite terminée, <text:span text:style-name="T46">il</text:span> fit prier <text:span text:style-name="T46">le directeur</text:span> de vouloir bien venir jusque chez lui. </text:p>
      <text:p text:style-name="P22">— Monsieur le directeur de l’hôpital, <text:span text:style-name="T46">lui</text:span> dit-<text:span text:style-name="T46">il</text:span>, combien en ce moment avez-<text:span text:style-name="T46">vous</text:span> <text:span text:style-name="T46">de malades</text:span> ? </text:p>
      <text:p text:style-name="P22">— Vingt-six, monseigneur. </text:p>
      <text:p text:style-name="P22">— C’est ce que j’avais compté, dit <text:span text:style-name="T46">l’évêque</text:span>.</text:p>
      <text:p text:style-name="P15"><text:span text:style-name="Strong_20_Emphasis"><text:span text:style-name="T29">Extrait des </text:span></text:span><text:span text:style-name="Strong_20_Emphasis"><text:span text:style-name="T30">Misérables </text:span></text:span><text:span text:style-name="Strong_20_Emphasis"><text:span text:style-name="T32">de Victor Hugo</text:span></text:span></text:p>
      <text:p text:style-name="P11"><text:span text:style-name="Strong_20_Emphasis"><text:span text:style-name="T14">■■</text:span></text:span><text:span text:style-name="Strong_20_Emphasis"><text:span text:style-name="T16"> si vous en avez le temps (15 minutes), vous pouvez essayer </text:span></text:span><text:span text:style-name="Strong_20_Emphasis"><text:span text:style-name="T26">de chercher dans </text:span></text:span><text:span text:style-name="Strong_20_Emphasis"><text:span text:style-name="T31">Contes à l’Envers</text:span></text:span><text:span text:style-name="Strong_20_Emphasis"><text:span text:style-name="T33"> trois phrases dont lesquelles vous reconnaissez un sujet, un COD, un COI et un attribut du sujet. </text:span></text:span><text:span text:style-name="Strong_20_Emphasis"><text:span text:style-name="T34">Recopiez ces phrases (avec un ordinateur ou sur une feuille), soulignez-en les fonctions et écrivez les fonctions sous les mots.</text:span></text:span></text:p>
      <text:p text:style-name="P11"><text:span text:style-name="Strong_20_Emphasis"><text:span text:style-name="T34"/></text:span></text:p>
      <text:p text:style-name="P11"><text:span text:style-name="Strong_20_Emphasis"><text:span text:style-name="T34"/></text:span></text:p>
      <text:p text:style-name="P11"><text:span text:style-name="Strong_20_Emphasis"><text:span text:style-name="T34"/></text:span></text:p>
      <text:p text:style-name="P11"><text:span text:style-name="Strong_20_Emphasis"><text:span text:style-name="T34"/></text:span></text:p>
      <text:p text:style-name="P11"><text:span text:style-name="Strong_20_Emphasis"><text:span text:style-name="T34"/></text:span></text:p>
      <text:p text:style-name="P11"><text:span text:style-name="Strong_20_Emphasis"><text:span text:style-name="T34"/></text:span></text:p>
      <text:p text:style-name="P29"><text:soft-page-break/><text:span text:style-name="Strong_20_Emphasis"><text:span text:style-name="T38">----</text:span></text:span><text:span text:style-name="Strong_20_Emphasis"> </text:span><text:span text:style-name="Strong_20_Emphasis"><text:span text:style-name="T1">semaine n°4</text:span></text:span><text:span text:style-name="Strong_20_Emphasis"> [</text:span><text:span text:style-name="Strong_20_Emphasis"><text:span text:style-name="T49">25</text:span></text:span><text:span text:style-name="Strong_20_Emphasis">/01 → </text:span><text:span text:style-name="Strong_20_Emphasis"><text:span text:style-name="T48">29</text:span></text:span><text:span text:style-name="Strong_20_Emphasis">/01] </text:span><text:span text:style-name="Strong_20_Emphasis"><text:span text:style-name="T38">----</text:span></text:span></text:p>
      <text:p text:style-name="P29"><text:span text:style-name="Strong_20_Emphasis"/></text:p>
      <text:p text:style-name="P44"><text:span text:style-name="Strong_20_Emphasis"><text:span text:style-name="T47">cas particulier : vous ne pouvez pas participer aux cours en visio-conférence</text:span></text:span></text:p>
      <text:p text:style-name="P44"><text:span text:style-name="Strong_20_Emphasis"><text:span text:style-name="T47">Dans ce cas, lisez le cours p. 151 puis lisez le texte p. 60 et répondez aux questions suivantes :</text:span></text:span></text:p>
      <text:p text:style-name="P44"><text:span text:style-name="Strong_20_Emphasis"><text:span text:style-name="T50">(1) Quelle est la </text:span></text:span><text:span text:style-name="Strong_20_Emphasis"><text:span text:style-name="T51">fonction</text:span></text:span><text:span text:style-name="Strong_20_Emphasis"><text:span text:style-name="T50"> grammaticale des mots de la phrase de la page </text:span></text:span><text:span text:style-name="Strong_20_Emphasis"><text:span text:style-name="T54">60</text:span></text:span><text:span text:style-name="Strong_20_Emphasis"><text:span text:style-name="T50">, phrase qui commence par « </text:span></text:span><text:span text:style-name="Strong_20_Emphasis"><text:span text:style-name="T55">Il a </text:span></text:span><text:span text:style-name="Strong_20_Emphasis"><text:span text:style-name="T51">aujourd’hui </text:span></text:span><text:span text:style-name="Strong_20_Emphasis"><text:span text:style-name="T55">retrouvé </text:span></text:span><text:span text:style-name="Strong_20_Emphasis"><text:span text:style-name="T50">... » (ligne </text:span></text:span><text:span text:style-name="Strong_20_Emphasis"><text:span text:style-name="T51">7</text:span></text:span><text:span text:style-name="Strong_20_Emphasis"><text:span text:style-name="T50">)</text:span></text:span></text:p>
      <text:p text:style-name="P44"><text:span text:style-name="Strong_20_Emphasis"><text:span text:style-name="T50">(2) Dans la </text:span></text:span><text:span text:style-name="Strong_20_Emphasis"><text:span text:style-name="T55">deuxième</text:span></text:span><text:span text:style-name="Strong_20_Emphasis"><text:span text:style-name="T50"> phrase du même texte, </text:span></text:span><text:span text:style-name="Strong_20_Emphasis"><text:span text:style-name="T52">quelle est la fonction des mots « </text:span></text:span><text:span text:style-name="Strong_20_Emphasis"><text:span text:style-name="T55">à la main</text:span></text:span><text:span text:style-name="Strong_20_Emphasis"><text:span text:style-name="T52"> » ?</text:span></text:span></text:p>
      <text:p text:style-name="P44"><text:span text:style-name="Strong_20_Emphasis"><text:span text:style-name="T52">(3) En utilisant le cours p. 151, construire trois phrases possédant chacune un sujet, un verbe, un COD </text:span></text:span><text:span text:style-name="Strong_20_Emphasis"><text:span text:style-name="T55">et un complément circonstanciel.</text:span></text:span></text:p>
      <text:p text:style-name="P45"><text:span text:style-name="Strong_20_Emphasis"><text:span text:style-name="T52">(</text:span></text:span><text:span text:style-name="Strong_20_Emphasis"><text:span text:style-name="T55">4</text:span></text:span><text:span text:style-name="Strong_20_Emphasis"><text:span text:style-name="T52">) En utilisant le cours p. 151, construire </text:span></text:span><text:span text:style-name="Strong_20_Emphasis"><text:span text:style-name="T56">une</text:span></text:span><text:span text:style-name="Strong_20_Emphasis"><text:span text:style-name="T52"> phrase possédant un sujet, un verbe et un CO</text:span></text:span><text:span text:style-name="Strong_20_Emphasis"><text:span text:style-name="T56">I</text:span></text:span><text:span text:style-name="Strong_20_Emphasis"><text:span text:style-name="T52">.</text:span></text:span></text:p>
      <text:p text:style-name="P44"><text:span text:style-name="Strong_20_Emphasis"><text:span text:style-name="T52">(</text:span></text:span><text:span text:style-name="Strong_20_Emphasis"><text:span text:style-name="T53">4</text:span></text:span><text:span text:style-name="Strong_20_Emphasis"><text:span text:style-name="T52">) En utilisant le cours p. 151, construire deux phrases possédant chacune un sujet, un verbe, un attribut du sujet </text:span></text:span><text:span text:style-name="Strong_20_Emphasis"><text:span text:style-name="T56">et un complément circonstanciel de lieu</text:span></text:span><text:span text:style-name="Strong_20_Emphasis"><text:span text:style-name="T52">.</text:span></text:span></text:p>
      <text:p text:style-name="P17"><text:span text:style-name="Strong_20_Emphasis"><text:span text:style-name="T14">■ </text:span></text:span><text:span text:style-name="Strong_20_Emphasis"><text:span text:style-name="T13">objectif principal de la semaine : réviser les fonctions vues en cours (sujet, COD, COI, attribut du sujet, compléments de phrase)</text:span></text:span></text:p>
      <text:p text:style-name="P17"><text:span text:style-name="Strong_20_Emphasis"><text:span text:style-name="T14">■ </text:span></text:span><text:span text:style-name="Strong_20_Emphasis"><text:span text:style-name="T1">temps à consacrer au travail : 2 heures</text:span></text:span></text:p>
      <text:p text:style-name="P17"><text:span text:style-name="Strong_20_Emphasis"><text:span text:style-name="T14">■ </text:span></text:span><text:span text:style-name="Strong_20_Emphasis"><text:span text:style-name="T15">matériel pédagogique requis : cahier</text:span></text:span></text:p>
      <text:p text:style-name="P17"><text:span text:style-name="Strong_20_Emphasis"><text:span text:style-name="T14">■ </text:span></text:span><text:span text:style-name="Strong_20_Emphasis"><text:span text:style-name="T17">Pour s’entraîner, </text:span></text:span><text:span text:style-name="Strong_20_Emphasis"><text:span text:style-name="T25">relire le cours sur les fonctions </text:span></text:span><text:span text:style-name="Strong_20_Emphasis"><text:span text:style-name="T14">(sujet, COD, COI, attribut du sujet, </text:span></text:span><text:span text:style-name="Strong_20_Emphasis"><text:span text:style-name="T27">compléments de phrase</text:span></text:span><text:span text:style-name="Strong_20_Emphasis"><text:span text:style-name="T14">)</text:span></text:span></text:p>
      <text:p text:style-name="P17"><text:span text:style-name="Strong_20_Emphasis"><text:span text:style-name="T14">■ </text:span></text:span><text:span text:style-name="Strong_20_Emphasis"><text:span text:style-name="T17">Pour s’entraîner, chercher les </text:span></text:span><text:span text:style-name="Strong_20_Emphasis"><text:span text:style-name="T24">fonctions</text:span></text:span><text:span text:style-name="Strong_20_Emphasis"><text:span text:style-name="T18"> des mots soulignés </text:span></text:span><text:span text:style-name="Strong_20_Emphasis"><text:span text:style-name="T19">et les écrire sous le mot :</text:span></text:span></text:p>
      <text:p text:style-name="P17"><text:span text:style-name="Strong_20_Emphasis"><text:span text:style-name="T29"/></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7"><text:soft-page-break/><text:span text:style-name="Strong_20_Emphasis"><text:span text:style-name="T38">---- </text:span></text:span><text:span text:style-name="Strong_20_Emphasis"><text:span text:style-name="T39">semaine n°</text:span></text:span><text:span text:style-name="Strong_20_Emphasis"><text:span text:style-name="T42">5</text:span></text:span><text:span text:style-name="Strong_20_Emphasis"><text:span text:style-name="T38"> [</text:span></text:span><text:span text:style-name="Strong_20_Emphasis"><text:span text:style-name="T41">01</text:span></text:span><text:span text:style-name="Strong_20_Emphasis"><text:span text:style-name="T38">/0</text:span></text:span><text:span text:style-name="Strong_20_Emphasis"><text:span text:style-name="T41">2</text:span></text:span><text:span text:style-name="Strong_20_Emphasis"><text:span text:style-name="T38"> → </text:span></text:span><text:span text:style-name="Strong_20_Emphasis"><text:span text:style-name="T41">0</text:span></text:span><text:span text:style-name="Strong_20_Emphasis"><text:span text:style-name="T40">5</text:span></text:span><text:span text:style-name="Strong_20_Emphasis"><text:span text:style-name="T38">/0</text:span></text:span><text:span text:style-name="Strong_20_Emphasis"><text:span text:style-name="T41">2</text:span></text:span><text:span text:style-name="Strong_20_Emphasis"><text:span text:style-name="T38">] ----</text:span></text:span></text:p>
      <text:p text:style-name="P27"/>
      <text:p text:style-name="P33"><text:span text:style-name="Strong_20_Emphasis"><text:span text:style-name="T47">cas particulier : vous ne pouvez pas participer aux cours en visio-conférence</text:span></text:span></text:p>
      <text:p text:style-name="P33"><text:span text:style-name="Strong_20_Emphasis"><text:span text:style-name="T47">Dans ce cas, répondez aux questions suivantes en utilisant un dictionnaire, une encyclopédie ou un ordinateur ayant accès à Wikipedia :</text:span></text:span></text:p>
      <text:p text:style-name="P33">(a) Où est née la personne dont vous vous occupez ? Dans quel pays ?</text:p>
      <text:p text:style-name="P33">(b) Quand est née la personne dont vous vous occupez ?</text:p>
      <text:p text:style-name="P33">(c) Qu’a-t-elle fait d’extraordinaire dans sa vie ? A-t-elle réussi des études difficiles ? A-t-elle atteint un objectif difficile ? A-t-elle gagné un prix ?</text:p>
      <text:p text:style-name="P33">(d) Pourquoi appréciez-vous cette personne ?</text:p>
      <text:p text:style-name="P7"><text:span text:style-name="Strong_20_Emphasis"><text:span text:style-name="T14">■ </text:span></text:span><text:span text:style-name="Strong_20_Emphasis"><text:span text:style-name="T13">objectif principal de la semaine : avancer dans la préparation de l’exposé consacré à une femme d’exception</text:span></text:span></text:p>
      <text:p text:style-name="P7"><text:span text:style-name="Strong_20_Emphasis"><text:span text:style-name="T14">■ </text:span></text:span><text:span text:style-name="Strong_20_Emphasis"><text:span text:style-name="T1">temps à consacrer : 2 heures</text:span></text:span></text:p>
      <text:p text:style-name="P13"><text:span text:style-name="Strong_20_Emphasis"><text:span text:style-name="T14">■ </text:span></text:span><text:span text:style-name="Strong_20_Emphasis"><text:span text:style-name="T15">matériel pédagogique requis : cahier, accès internet pour </text:span></text:span><text:span text:style-name="Strong_20_Emphasis"><text:span text:style-name="T23">consulter une encyclopédie en ligne</text:span></text:span></text:p>
      <text:p text:style-name="P9"><text:span text:style-name="Strong_20_Emphasis"><text:span text:style-name="T14">■ </text:span></text:span><text:span text:style-name="Strong_20_Emphasis"><text:span text:style-name="T21">Vous avez choisi de travailler sur une femme célèbre. Consulter dans Wikipedia ou dans une autre encyclopédie l’article consacré à cette femme. Répondre aux questions suivantes dans un document texte (sur ordinateur) ou sur une feuille simple :</text:span></text:span></text:p>
      <text:p text:style-name="P10"><text:span text:style-name="Strong_20_Emphasis"><text:span text:style-name="T35">(a) Où est née la personne dont vous vous occupez ? Dans quel pays ?</text:span></text:span></text:p>
      <text:p text:style-name="P10"><text:span text:style-name="Strong_20_Emphasis"><text:span text:style-name="T35">(b) Quand est née la personne dont vous vous occupez ?</text:span></text:span></text:p>
      <text:p text:style-name="P10"><text:span text:style-name="Strong_20_Emphasis"><text:span text:style-name="T35">(c) Qu’a-t-elle fait d’extraordinaire dans sa vie ? A-t-elle réussi des études difficiles ? A-t-elle atteint un objectif difficile ? A-t-elle gagné un prix ?</text:span></text:span></text:p>
      <text:p text:style-name="P10"><text:span text:style-name="Strong_20_Emphasis"><text:span text:style-name="T35">(d) Pourquoi appréciez-vous cette personne ?</text:span></text:span></text:p>
      <text:p text:style-name="P8"><text:span text:style-name="Strong_20_Emphasis"><text:span text:style-name="T14">■■</text:span></text:span><text:span text:style-name="Strong_20_Emphasis"><text:span text:style-name="T16"> si vous en avez le temps (15 minutes), vous pouvez chercher </text:span></text:span><text:span text:style-name="Strong_20_Emphasis"><text:span text:style-name="T20">l</text:span></text:span><text:span text:style-name="Strong_20_Emphasis"><text:span text:style-name="T22">a définition des mots suivants : (a) misogynie (b) discrimination (c) machisme</text:spa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0"><text:soft-page-break/><text:span text:style-name="Strong_20_Emphasis"><text:span text:style-name="T38">---- </text:span></text:span><text:span text:style-name="Strong_20_Emphasis"><text:span text:style-name="T39">semaine n°</text:span></text:span><text:span text:style-name="Strong_20_Emphasis"><text:span text:style-name="T44">6</text:span></text:span><text:span text:style-name="Strong_20_Emphasis"><text:span text:style-name="T38"> [</text:span></text:span><text:span text:style-name="Strong_20_Emphasis"><text:span text:style-name="T41">0</text:span></text:span><text:span text:style-name="Strong_20_Emphasis"><text:span text:style-name="T44">8</text:span></text:span><text:span text:style-name="Strong_20_Emphasis"><text:span text:style-name="T38">/0</text:span></text:span><text:span text:style-name="Strong_20_Emphasis"><text:span text:style-name="T41">2</text:span></text:span><text:span text:style-name="Strong_20_Emphasis"><text:span text:style-name="T38"> → </text:span></text:span><text:span text:style-name="Strong_20_Emphasis"><text:span text:style-name="T44">12</text:span></text:span><text:span text:style-name="Strong_20_Emphasis"><text:span text:style-name="T38">/0</text:span></text:span><text:span text:style-name="Strong_20_Emphasis"><text:span text:style-name="T41">2</text:span></text:span><text:span text:style-name="Strong_20_Emphasis"><text:span text:style-name="T38">] ----</text:span></text:span></text:p>
      <text:p text:style-name="P50"/>
      <text:p text:style-name="P47"><text:span text:style-name="Strong_20_Emphasis"><text:span text:style-name="T47">cas particulier : vous ne pouvez pas participer aux cours en visio-conférence</text:span></text:span></text:p>
      <text:p text:style-name="P48"><text:span text:style-name="Strong_20_Emphasis"><text:span text:style-name="T47">Dans ce cas, relisez le cours consacré à la description d’une image, choisissez une photographie ou un dessin que vous appréciez et répondez aux questions suivantes :</text:span></text:span></text:p>
      <text:p text:style-name="P48">(a) <text:span text:style-name="T57">Quel titre donneriez-vous à cette image ?</text:span></text:p>
      <text:p text:style-name="P47">(b) <text:span text:style-name="T57">Décrivez l’image en utilisant les termes techniques vus en cours.</text:span></text:p>
      <text:p text:style-name="P47">(c) <text:span text:style-name="T57">Dites si oui ou non vous appréciez cette image : « Oui, je l’apprécie car… En effet cette image me rappelle… »</text:span></text:p>
      <text:p text:style-name="P47">(d) <text:span text:style-name="T57">Imaginez en cinq lignes ce qui est arrivé juste avant (ou après) l’image que vous avez choisie.</text:span></text:p>
      <text:p text:style-name="P35"><text:span text:style-name="Strong_20_Emphasis"><text:span text:style-name="T14">■ </text:span></text:span><text:span text:style-name="Strong_20_Emphasis"><text:span text:style-name="T13">objectif principal de la semaine : être capable de décrire une image fixe, dire pourquoi vous l’aimez et imaginer ce qui se passe juste avant ou après ce qui est représenté sur l’image</text:span></text:span></text:p>
      <text:p text:style-name="P35"><text:span text:style-name="Strong_20_Emphasis"><text:span text:style-name="T14">■ </text:span></text:span><text:span text:style-name="Strong_20_Emphasis"><text:span text:style-name="T1">temps à consacrer : 2 heures</text:span></text:span></text:p>
      <text:p text:style-name="P36"><text:span text:style-name="Strong_20_Emphasis"><text:span text:style-name="T5">■ </text:span></text:span><text:span text:style-name="Strong_20_Emphasis"><text:span text:style-name="T4">matériel pédagogique requis : cahier, </text:span></text:span><text:span text:style-name="Strong_20_Emphasis"><text:span text:style-name="T6">une photographie de votre choix</text:span></text:span></text:p>
      <text:p text:style-name="P37"><text:span text:style-name="Strong_20_Emphasis"><text:span text:style-name="T5">■ </text:span></text:span><text:span text:style-name="Strong_20_Emphasis"><text:span text:style-name="T7">Vous avez choisi </text:span></text:span><text:span text:style-name="Strong_20_Emphasis"><text:span text:style-name="T8">une photographie. Rédigez trois paragraphes (a) le premier décrivant l’image en utilisant les termes techniques vus en cours, (b) le deuxième expliquant pourquoi vous aimez (ou non) cette image (J’apprécie car… En effet cette photographie me rappelle…) et (c) imaginez ce qui se passe juste avant ou juste après la scène. L’ensemble de votre devoir fera une vingtaine de lignes.</text:span></text:span></text:p>
      <text:p text:style-name="P37"><text:span text:style-name="Strong_20_Emphasis"><text:span text:style-name="T5">■■</text:span></text:span><text:span text:style-name="Strong_20_Emphasis"><text:span text:style-name="T9"> si vous en avez le temps (15 minutes), vous pouvez </text:span></text:span><text:span text:style-name="Strong_20_Emphasis"><text:span text:style-name="T12">essayer de prendre une autre image. Répondez seulement à la question suivante : laquelle des deux images préférez-vous, et pourquoi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8:26:48.599200072</meta:creation-date>
    <dc:date>2021-02-15T22:39:03.243230260</dc:date>
    <meta:editing-duration>PT5H18M57S</meta:editing-duration>
    <meta:editing-cycles>60</meta:editing-cycles>
    <meta:generator>LibreOffice/6.0.7.3$Linux_X86_64 LibreOffice_project/00m0$Build-3</meta:generator>
    <meta:document-statistic meta:table-count="0" meta:image-count="0" meta:object-count="0" meta:page-count="6" meta:paragraph-count="101" meta:word-count="1656" meta:character-count="9485" meta:non-whitespace-character-count="7912"/>
  </office:meta>
</office:document-meta>
</file>